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198" officeooo:paragraph-rsid="001ef198"/>
    </style:style>
    <style:style style:name="P2" style:family="paragraph" style:parent-style-name="Standard">
      <style:text-properties officeooo:rsid="001f68a2" officeooo:paragraph-rsid="001f68a2"/>
    </style:style>
    <style:style style:name="T1" style:family="text">
      <style:text-properties officeooo:rsid="001f68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mmy</text:p>
      <text:p text:style-name="P1"/>
      <text:p text:style-name="P1">profil :</text:p>
      <text:p text:style-name="P1">32 ans, célibataire, professeur de gestion et économie</text:p>
      <text:p text:style-name="P1">cherche un projet de rapport d’entreprise sur ces fonctions primaires et secondaires et l’analyse d’environnement</text:p>
      <text:p text:style-name="P1">équipement : PC, Windows, Firefox, tablette Samsung</text:p>
      <text:p text:style-name="P1"/>
      <text:p text:style-name="P1">Comportement sur internet :</text:p>
      <text:p text:style-name="P1">navigue régulièrement pour pouvoir suivre l’actualité</text:p>
      <text:p text:style-name="P1">Pense que le temps sur internet permet de développer sa culture générale</text:p>
      <text:p text:style-name="P1">il cherche un exemple de présentation d’entreprise pour pouvoir donner à ses élèves un exemple sur lequel il pourront s’appuyer</text:p>
      <text:p text:style-name="P1">cherche sur ordinateur durant son temps libre mais sur sa tablette lorsqu’il est chez lui</text:p>
      <text:p text:style-name="P1"/>
      <text:p text:style-name="P1">relation avec « mon-site »</text:p>
      <text:p text:style-name="P1">Ne connais pas le site</text:p>
      <text:p text:style-name="P1">il cherche une présentation claire et compréhensible par ses élèves</text:p>
      <text:p text:style-name="P1">il arrive sur le site en cherchant les mots clés suivant : analyse entreprise fonctions PESTEL</text:p>
      <text:p text:style-name="P1"/>
      <text:p text:style-name="P1">scénario</text:p>
      <text:p text:style-name="P1">1. Balaye rapidement les sites en ne gardant uniquement les sites qui contiennent les mots-clé cherché</text:p>
      <text:p text:style-name="P1">2. Reviens sur les site gardé, en regardant si <text:s/>il sont simple d’utilisation, et les informations cherchée accessible rapidement</text:p>
      <text:p text:style-name="P1">3. <text:span text:style-name="T1">Vérifie que les informations sont a jour et cohérente</text:span></text:p>
      <text:p text:style-name="P2">4. Vérifie que le site est accessible depuis n’importe quel apparei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09:45:15.026886212</meta:creation-date>
    <dc:date>2022-12-14T10:00:01.781065484</dc:date>
    <meta:editing-duration>PT1M46S</meta:editing-duration>
    <meta:editing-cycles>1</meta:editing-cycles>
    <meta:document-statistic meta:table-count="0" meta:image-count="0" meta:object-count="0" meta:page-count="1" meta:paragraph-count="19" meta:word-count="183" meta:character-count="1170" meta:non-whitespace-character-count="1005"/>
    <meta:generator>LibreOffice/7.3.7.2$Linux_X86_64 LibreOffice_project/30$Build-2</meta:generator>
  </office:meta>
</office:document-meta>
</file>